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6mm"/>
    </style:style>
    <style:style style:name="co3" style:family="table-column">
      <style:table-column-properties fo:break-before="auto" style:column-width="81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op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From sacrificial board</text:p>
          </table:table-cell>
        </table:table-row>
      </table:table>
      <table:table table:name="Side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rom sacrificial board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Pretty good. Little low in the mid band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od for low and m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17:08.765000000</meta:creation-date>
    <dc:date>2016-04-28T17:41:00.300000000</dc:date>
    <meta:editing-duration>PT23M48S</meta:editing-duration>
    <meta:editing-cycles>10</meta:editing-cycles>
    <meta:generator>LibreOffice/5.0.4.2$Windows_x86 LibreOffice_project/2b9802c1994aa0b7dc6079e128979269cf95bc78</meta:generator>
    <meta:document-statistic meta:table-count="2" meta:cell-count="16" meta:object-count="0"/>
  </office:meta>
</office:document-meta>
</file>